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コール・オブ・デューティー　ブラックオプス</text:p>
      <text:p text:style-name="P1"/>
      <text:p text:style-name="P1">　MWシリーズが中途半端でやきもきしている間、今度はベトナムもののCODが出るぞと騒がれた2010年は何とも期待させられました。ベトナムものは、アメリカではやや敬遠されているらしいので、不吉なジンクスは打ち破れるかとちょっと心配したりして。また昔の話なので、MWシリーズとのつながりなんかはあるのだろうかと、考えながら楽しみに待っていたりしましたが、ワールドアットウォーと少しだけつながりがあっただけでしたね。</text:p>
      <text:p text:style-name="P1">　何にせよ、ベトナム戦争ものは、名作映画が多く、当時の映像もたくさん残っており、なんとなくイメージがしやすいので、楽しみだった。過去の名作にベトコンシリーズや、メンオブヴァラー、シェルショック、BFベトナムなどをやり、ベトナム戦を楽しんでいましたが、今回は最新の映像でベトナムものがやれるぞとわくわくしていました。トレーラーなんかを見ても、崖から飛び降りるシーンや、突入シーンの迫力を味わうことができ、ストーリーも難解な様子で、「俺たちの見てきたものは全て偽物だ！」という衝撃的な発言に心躍りました。</text:p>
      <text:p text:style-name="P1">　内容はいつものCODで、プレイヤーキャラが複数いるが、基本はメイソンの話であり、記憶喪失気味ながら、何かに問い詰められている様子で、この次はどうなるのか、結局、何が最後に待っているのだろうとプレイヤーを世界観に引き込んでいくうまい作りが没入感を高めてくれました。史実とゲームならでは陰謀を上手く絡ませたミステリー要素が絶妙と言えます。今回の悪役3人組は、それぞれ思惑を持った悪人たちで、弁解の余地が無い非情な方ばかりで、戦い甲斐があります。</text:p>
      <text:p text:style-name="P1"/>
      <text:p text:style-name="P1">　</text:p>
      <text:p text:style-name="P1">ネタバレ</text:p>
      <text:p text:style-name="P1"/>
      <text:p text:style-name="P1">○最後に勝ったのは？</text:p>
      <text:p text:style-name="P1">　一番、気になるのは最後の意味深な映像です。散々、語られているようにメイソンは、知らないうちにケネディ大統領を暗殺してしまったかもしれないというメッセージを残してゲームは終わります。それらしい前兆は、プレイ中にたくさんありました。ドラゴヴィッチは無残に溺死しましたが、ことによると勝者かもしれませんということです。それも本人に気づかせることなく。もし、そうだとしたら、海面に浮上して、祝祭的な勝利を実感するシーンも、何だか壮大なハリボテのような勝利で、ただただむなしい。アメリカの現代史には、一場面だけ切り取ると最高の勝利のような名場面がいくつもあるのですが、大局的に見ると・・・という場面がいくつもあるので、このエンディングにもそんな皮肉があらわれているのでは無いだろうかと疑ってしまいます。今作、レズノフの洗脳もあり、このへんが余計ことを複雑にしていますが、こういう二重の構造がミステリーみたいで、色々と考えさせられ楽しかったです。取り敢えず、結果がどうあれ、苦しみから勝利へで、何も知らないメイソン的にはハッピーエンドだったのでは無いかと思います。</text:p>
      <text:p text:style-name="P1"/>
      <text:p text:style-name="P1">○ロシア人の悲劇、ヴォルクタ</text:p>
      <text:p text:style-name="P1">　ヴォルクタのドラマは結構好きな場面です。バイクでの脱出は無駄にカッコいいです。強制労働に、粗末な扱い、やっぱりというか悪役ソ連っぽい感じです。そんな中、不条理に立ち向かうヴォルクタの同胞たちとの共闘は燃えるシーンであります。このゲームでは、基本、ロシア人は悪役ですが、勇敢で愛国心溢れるロシア人も、あまり扱いが良いとは言えないです。前作のワールドアットウォーでも、ドイツ兵捕虜を人道的に扱おうと苦悩したキャラクターがいましたが、悲惨な最期を遂げました。今作でベルリン戦で生き残った兵士もうまく立ち回らないと、ガス実験で、それ以上に悲惨な最期を遂げたシーンは衝撃的です。やっぱり・・・と。ヴォルクタの脱出は、メイソンだけしか描かれていませんが、綿密な計画を練ったはずなんで、それなりには他の囚人は脱出できたのだろうか気がかりです。ヴォルクタではみんな兄弟なんで、メイソンも少しは思い出してください。</text:p>
      <text:p text:style-name="P1"/>
      <text:p text:style-name="P1">○ベトナム戦争もの？</text:p>
      <text:p text:style-name="P1"><text:soft-page-break/>　実際、やってみるとそんなにベトナムのミッションがありませんでしたが、テト攻勢の雰囲気、迫力なんか手に汗握りました。ベトナムものとして期待していた身としては、短いながらも素晴らしい出来です。物語全体として見れば、あまり評判の良くないベトナム戦争にこだわり過ぎなかったのが逆に良かったと思います。ジャングル戦はもちろん、村での乱戦、ヘリでの移動、地下での戦い映画で見られるようなベトナム戦争のだいたいが体験できて満足です。</text:p>
      <text:p text:style-name="P1">　好きなミッションでは、ロシア人の悪役の一人クラフチェンコの拠点に乗り込むところが最高です。主人公たちが、ロシアンルーレットで遊ばれているところからの反撃、ヘリの強奪と強襲、開放した捕虜を引き連れての拠点での攻防、このスピード感には圧巻です。こんなに中身がつまっているステージはそうそう無いかと思います。また主要キャラクターが2名も脱落するステージで印象にも残っています。</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15M58S</meta:editing-duration>
    <meta:editing-cycles>29</meta:editing-cycles>
    <meta:generator>OpenOffice.org/3.3$Win32 OpenOffice.org_project/330m20$Build-9567</meta:generator>
    <dc:date>2014-01-26T00:00:09.39</dc:date>
    <dc:creator>iida daiki</dc:creator>
    <meta:document-statistic meta:table-count="0" meta:image-count="0" meta:object-count="0" meta:page-count="2" meta:paragraph-count="14" meta:word-count="951" meta:character-count="2009"/>
    <meta:user-defined meta:name="Info 1"/>
    <meta:user-defined meta:name="Info 2"/>
    <meta:user-defined meta:name="Info 3"/>
    <meta:user-defined meta:name="Info 4"/>
  </office:meta>
</office:document-meta>
</file>